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2.54cm" fo:min-width="2.5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11cm" svg:stroke-color="#404040" svg:stroke-opacity="100%" draw:stroke-linejoin="miter" svg:stroke-linecap="butt" draw:fill="none" fo:padding-top="0.18cm" fo:padding-bottom="0.18cm" fo:padding-left="0.305cm" fo:padding-right="0.305cm" draw:shadow="hidden"/>
    </style:style>
    <style:style style:name="gr5" style:family="graphic" style:parent-style-name="standard">
      <style:graphic-properties draw:stroke="none" draw:fill="none" draw:textarea-vertical-align="bottom" fo:min-height="1.27cm" fo:min-width="2.54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40404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none" draw:fill="none" draw:textarea-vertical-align="bottom" fo:min-height="2.135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bottom" fo:min-height="2.3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bottom" fo:min-height="3.37cm" fo:min-width="2.54cm" fo:padding-top="0cm" fo:padding-bottom="0cm" fo:padding-left="0cm" fo:padding-r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12" style:family="graphic" style:parent-style-name="standard">
      <style:graphic-properties draw:stroke="none" draw:fill="none" draw:textarea-vertical-align="bottom" fo:min-height="3.863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bottom" fo:min-height="2.535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bottom" fo:min-height="4.3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bottom" fo:min-height="1.291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bottom" fo:min-height="1.435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vertical-align="bottom" fo:min-height="2.5cm" fo:min-width="2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vertical-align="bottom" fo:min-height="2.9cm" fo:min-width="2.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vertical-align="bottom" fo:min-height="2.384cm" fo:min-width="2.54cm" fo:padding-top="0cm" fo:padding-bottom="0cm" fo:padding-left="0cm" fo:padding-right="0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5f_1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2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-CAP" draw:style-name="dp1" draw:master-page-name="PM0">
        <draw:g xml:id="id3" draw:id="id3">
          <draw:g>
            <draw:path draw:style-name="gr1" draw:text-style-name="P1" draw:layer="layout" svg:width="5.079cm" svg:height="2.488cm" svg:x="12.31cm" svg:y="9.23cm" svg:viewBox="0 0 5080 2489" svg:d="M5080 1244c0 230-106 424-340 623-234 198-525 341-930 455-405 115-802 167-1270 167s-865-52-1270-167c-405-114-696-257-930-455-234-199-340-393-340-623 0-229 106-423 340-622 234-198 525-341 930-455 405-115 802-167 1269-167h1c468 0 865 52 1270 167 405 114 696 257 930 455 234 199 340 393 340 622z">
              <text:p/>
            </draw:path>
            <draw:path draw:style-name="gr2" draw:text-style-name="P2" draw:layer="layout" svg:width="5.079cm" svg:height="2.488cm" svg:x="12.31cm" svg:y="9.23cm" svg:viewBox="0 0 5080 2489" svg:d="M5080 1244c0 230-106 424-340 623-234 198-525 341-930 455-405 115-802 167-1270 167s-865-52-1270-167c-405-114-696-257-930-455-234-199-340-393-340-623 0-229 106-423 340-622 234-198 525-341 930-455 405-115 802-167 1269-167h1c468 0 865 52 1270 167 405 114 696 257 930 455 234 199 340 393 340 622z">
              <text:p/>
            </draw:path>
          </draw:g>
          <draw:frame draw:style-name="gr3" draw:text-style-name="P2" draw:layer="layout" svg:width="5.08cm" svg:height="2.54cm" svg:x="12.31cm" svg:y="9.23cm">
            <draw:text-box>
              <text:p text:style-name="P3"><text:span text:style-name="T1">E-CAP</text:span></text:p>
            </draw:text-box>
          </draw:frame>
        </draw:g>
        <draw:g>
          <draw:line draw:style-name="gr4" draw:text-style-name="P2" draw:layer="layout" svg:x1="17cm" svg:y1="6.5cm" svg:x2="20.175cm" svg:y2="6.5cm">
            <text:p/>
          </draw:line>
          <draw:frame draw:style-name="gr5" draw:text-style-name="P2" draw:layer="layout" svg:width="3.175cm" svg:height="1.27cm" svg:x="17cm" svg:y="5.865cm">
            <draw:text-box>
              <text:p text:style-name="P3"><text:span text:style-name="T2">Gegner</text:span></text:p>
            </draw:text-box>
          </draw:frame>
        </draw:g>
        <draw:path draw:style-name="gr6" draw:text-style-name="P2" draw:layer="layout" svg:width="2.15cm" svg:height="2.73cm" svg:x="14.85cm" svg:y="6.5cm" svg:viewBox="0 0 2151 2731" svg:d="M0 2731c0-682 0-1740 430-2253 403-478 1184-478 1721-478">
          <text:p/>
        </draw:path>
        <draw:g xml:id="id2" draw:id="id2">
          <draw:line draw:style-name="gr4" draw:text-style-name="P2" draw:layer="layout" svg:x1="10.125cm" svg:y1="5.735cm" svg:x2="13.3cm" svg:y2="5.735cm">
            <text:p/>
          </draw:line>
          <draw:frame draw:style-name="gr5" draw:text-style-name="P2" draw:layer="layout" svg:width="3.175cm" svg:height="1.27cm" svg:x="10.125cm" svg:y="5.1cm">
            <draw:text-box>
              <text:p text:style-name="P3"><text:span text:style-name="T2">Zielgruppe</text:span></text:p>
            </draw:text-box>
          </draw:frame>
        </draw:g>
        <draw:g>
          <draw:line draw:style-name="gr4" draw:text-style-name="P2" draw:layer="layout" svg:x1="19.412cm" svg:y1="8.865cm" svg:x2="22.587cm" svg:y2="8.865cm">
            <text:p/>
          </draw:line>
          <draw:frame draw:style-name="gr5" draw:text-style-name="P2" draw:layer="layout" svg:width="3.175cm" svg:height="1.27cm" svg:x="19.412cm" svg:y="8.23cm">
            <draw:text-box>
              <text:p text:style-name="P3"><text:span text:style-name="T2">Finanzierung</text:span></text:p>
            </draw:text-box>
          </draw:frame>
        </draw:g>
        <draw:path draw:style-name="gr6" draw:text-style-name="P2" draw:layer="layout" svg:width="2.023cm" svg:height="1.635cm" svg:x="17.39cm" svg:y="8.865cm" svg:viewBox="0 0 2024 1636" svg:d="M0 1636c1012 0 1012-1636 2024-1636">
          <text:p/>
        </draw:path>
        <draw:g>
          <draw:line draw:style-name="gr4" draw:text-style-name="P2" draw:layer="layout" svg:x1="8.825cm" svg:y1="8.365cm" svg:x2="12cm" svg:y2="8.365cm">
            <text:p/>
          </draw:line>
          <draw:frame draw:style-name="gr5" draw:text-style-name="P2" draw:layer="layout" svg:width="3.175cm" svg:height="1.27cm" svg:x="8.825cm" svg:y="7.73cm">
            <draw:text-box>
              <text:p text:style-name="P3"><text:span text:style-name="T2">Partner</text:span></text:p>
            </draw:text-box>
          </draw:frame>
        </draw:g>
        <draw:path draw:style-name="gr6" draw:text-style-name="P2" draw:layer="layout" svg:width="0.31cm" svg:height="2.135cm" svg:x="12cm" svg:y="8.365cm" svg:viewBox="0 0 311 2136" svg:d="M311 2136c-155 0-155-533-155-1068s0-1068-156-1068">
          <text:p/>
        </draw:path>
        <draw:g>
          <draw:line draw:style-name="gr4" draw:text-style-name="P2" draw:layer="layout" svg:x1="19.5cm" svg:y1="13cm" svg:x2="22.675cm" svg:y2="13cm">
            <text:p/>
          </draw:line>
          <draw:frame draw:style-name="gr5" draw:text-style-name="P2" draw:layer="layout" svg:width="3.175cm" svg:height="1.27cm" svg:x="19.5cm" svg:y="12.365cm">
            <draw:text-box>
              <text:p text:style-name="P3"><text:span text:style-name="T2">Hersteller</text:span></text:p>
            </draw:text-box>
          </draw:frame>
        </draw:g>
        <draw:path draw:style-name="gr6" draw:text-style-name="P2" draw:layer="layout" svg:width="2.11cm" svg:height="2.5cm" svg:x="17.39cm" svg:y="10.5cm" svg:viewBox="0 0 2111 2501" svg:d="M0 0c1056 0 1056 2501 2111 2501">
          <text:p/>
        </draw:path>
        <draw:g>
          <draw:line draw:style-name="gr4" draw:text-style-name="P2" draw:layer="layout" svg:x1="7.5cm" svg:y1="12.865cm" svg:x2="10.675cm" svg:y2="12.865cm">
            <text:p/>
          </draw:line>
          <draw:frame draw:style-name="gr5" draw:text-style-name="P2" draw:layer="layout" svg:width="3.175cm" svg:height="1.27cm" svg:x="7.5cm" svg:y="12.23cm">
            <draw:text-box>
              <text:p text:style-name="P3"><text:span text:style-name="T2">Vorteil</text:span></text:p>
            </draw:text-box>
          </draw:frame>
        </draw:g>
        <draw:path draw:style-name="gr6" draw:text-style-name="P2" draw:layer="layout" svg:width="1.635cm" svg:height="2.365cm" svg:x="10.675cm" svg:y="10.5cm" svg:viewBox="0 0 1636 2366" svg:d="M1636 0c-819 0-819 2366-1636 2366">
          <text:p/>
        </draw:path>
        <draw:g>
          <draw:line draw:style-name="gr4" draw:text-style-name="P2" draw:layer="layout" svg:x1="14.412cm" svg:y1="14.365cm" svg:x2="17.587cm" svg:y2="14.365cm">
            <text:p/>
          </draw:line>
          <draw:frame draw:style-name="gr5" draw:text-style-name="P2" draw:layer="layout" svg:width="3.175cm" svg:height="1.27cm" svg:x="14.412cm" svg:y="13.73cm">
            <draw:text-box>
              <text:p text:style-name="P3"><text:span text:style-name="T2">Politik</text:span></text:p>
            </draw:text-box>
          </draw:frame>
        </draw:g>
        <draw:path draw:style-name="gr6" draw:text-style-name="P2" draw:layer="layout" svg:width="0.858cm" svg:height="2.595cm" svg:x="13.993cm" svg:y="11.77cm" svg:viewBox="0 0 859 2596" svg:d="M859 0c0 980-569 980-785 1605-130 380-130 991 346 991">
          <text:p/>
        </draw:path>
        <draw:g xml:id="id1" draw:id="id1">
          <draw:line draw:style-name="gr4" draw:text-style-name="P2" draw:layer="layout" svg:x1="3.9cm" svg:y1="4.403cm" svg:x2="9.4cm" svg:y2="4.403cm">
            <text:p/>
          </draw:line>
          <draw:frame draw:style-name="gr7" draw:text-style-name="P2" draw:layer="layout" svg:width="5.5cm" svg:height="2.135cm" svg:x="3.9cm" svg:y="2.161cm">
            <draw:text-box>
              <text:p text:style-name="P4"><text:span text:style-name="T2">- </text:span><text:span text:style-name="T2">Umweltbewus</text:span><text:span text:style-name="T2">ste Bürger</text:span></text:p>
              <text:p text:style-name="P4"><text:span text:style-name="T2">- Car Sharing  - </text:span><text:span text:style-name="T2">Städte und </text:span><text:span text:style-name="T2">Gemeinden </text:span><text:span text:style-name="T2">(Fuhrpark)</text:span></text:p>
              <text:p text:style-name="P3"><text:span text:style-name="T2"/></text:p>
            </draw:text-box>
          </draw:frame>
        </draw:g>
        <draw:g>
          <draw:line draw:style-name="gr4" draw:text-style-name="P2" draw:layer="layout" svg:x1="2.825cm" svg:y1="9.88cm" svg:x2="8.055cm" svg:y2="9.88cm">
            <text:p/>
          </draw:line>
          <draw:frame draw:style-name="gr8" draw:text-style-name="P2" draw:layer="layout" svg:width="5.23cm" svg:height="2.3cm" svg:x="2.825cm" svg:y="7.465cm">
            <draw:text-box>
              <text:p text:style-name="P4"><text:span text:style-name="T2">- </text:span><text:span text:style-name="T2">Flottenservice </text:span><text:span text:style-name="T2">Taxi - Mirgos - </text:span><text:span text:style-name="T2">Umweltverbän</text:span><text:span text:style-name="T2">de - SBB / ZVV - </text:span><text:span text:style-name="T2">Tankstellen - </text:span><text:span text:style-name="T2">Private</text:span></text:p>
            </draw:text-box>
          </draw:frame>
        </draw:g>
        <draw:path draw:style-name="gr6" draw:text-style-name="P2" draw:layer="layout" svg:width="0.77cm" svg:height="1.515cm" svg:x="8.055cm" svg:y="8.365cm" svg:viewBox="0 0 771 1516" svg:d="M771 0c-385 0-385 1516-771 1516">
          <text:p/>
        </draw:path>
        <draw:g>
          <draw:line draw:style-name="gr4" draw:text-style-name="P2" draw:layer="layout" svg:x1="0.5cm" svg:y1="15.194cm" svg:x2="7.229cm" svg:y2="15.194cm">
            <text:p/>
          </draw:line>
          <draw:frame draw:style-name="gr9" draw:text-style-name="P5" draw:layer="layout" svg:width="6.73cm" svg:height="3.37cm" svg:x="0.5cm" svg:y="11.664cm">
            <draw:text-box>
              <text:p text:style-name="P4"><text:span text:style-name="T2">- Kosten </text:span><text:span text:style-name="T2">Reduzierung</text:span></text:p>
              <text:p text:style-name="P4"><text:span text:style-name="T2">- Pilot Idee für </text:span><text:span text:style-name="T2">die Schweiz</text:span></text:p>
              <text:p text:style-name="P4"><text:span text:style-name="T2">- </text:span><text:span text:style-name="T2">Crowdfunding <text:s/></text:span><text:span text:style-name="T2">Plattform</text:span></text:p>
              <text:p text:style-name="P4"><text:span text:style-name="T2">- Reduktion </text:span><text:span text:style-name="T2">Umweltversch</text:span><text:span text:style-name="T2">mutzung </text:span></text:p>
            </draw:text-box>
          </draw:frame>
        </draw:g>
        <draw:path draw:style-name="gr6" draw:text-style-name="P2" draw:layer="layout" svg:width="0.27cm" svg:height="2.329cm" svg:x="7.23cm" svg:y="12.865cm" svg:viewBox="0 0 271 2330" svg:d="M271 0c-135 0-135 583-135 1165 0 583 0 1165-136 1165">
          <text:p/>
        </draw:path>
        <draw:g>
          <draw:line draw:style-name="gr4" draw:text-style-name="P2" draw:layer="layout" svg:x1="21.127cm" svg:y1="4.715cm" svg:x2="26.674cm" svg:y2="4.715cm">
            <text:p/>
          </draw:line>
          <draw:frame draw:style-name="gr8" draw:text-style-name="P2" draw:layer="layout" svg:width="5.548cm" svg:height="2.3cm" svg:x="21.127cm" svg:y="2.3cm">
            <draw:text-box>
              <text:p text:style-name="P4"><text:span text:style-name="T2">-Taxifahrer -</text:span><text:span text:style-name="T2">Ueber Fahrer</text:span></text:p>
              <text:p text:style-name="P4"><text:span text:style-name="T2">- </text:span><text:span text:style-name="T2">Transportunter</text:span><text:span text:style-name="T2">nehmer </text:span><text:span text:style-name="T2">(Kuriere)</text:span></text:p>
            </draw:text-box>
          </draw:frame>
        </draw:g>
        <draw:path draw:style-name="gr6" draw:text-style-name="P2" draw:layer="layout" svg:width="0.953cm" svg:height="1.785cm" svg:x="20.175cm" svg:y="4.715cm" svg:viewBox="0 0 954 1786" svg:d="M0 1786c477 0 477-1786 954-1786">
          <text:p/>
        </draw:path>
        <draw:g>
          <draw:line draw:style-name="gr4" draw:text-style-name="P2" draw:layer="layout" svg:x1="24cm" svg:y1="7cm" svg:x2="27.175cm" svg:y2="7cm">
            <text:p/>
          </draw:line>
          <draw:frame draw:style-name="gr5" draw:text-style-name="P2" draw:layer="layout" svg:width="3.175cm" svg:height="2.384cm" svg:x="24cm" svg:y="5.251cm">
            <draw:text-box>
              <text:p text:style-name="P4"><text:span text:style-name="T2">- Privat </text:span><text:span text:style-name="T2">Anleger</text:span></text:p>
              <text:p text:style-name="P4"><text:span text:style-name="T2">- </text:span><text:span text:style-name="T2">Farzeugherstel</text:span><text:span text:style-name="T2">ler</text:span></text:p>
              <text:p text:style-name="P4"><text:span text:style-name="T2">- Werbeträger</text:span></text:p>
              <text:p text:style-name="P4"><text:span text:style-name="T2">-Partner</text:span></text:p>
            </draw:text-box>
          </draw:frame>
        </draw:g>
        <draw:path draw:style-name="gr6" draw:text-style-name="P2" draw:layer="layout" svg:width="1.412cm" svg:height="1.865cm" svg:x="22.587cm" svg:y="7cm" svg:viewBox="0 0 1413 1866" svg:d="M0 1866c707 0 707-1866 1413-1866">
          <text:p/>
        </draw:path>
        <draw:g>
          <draw:line draw:style-name="gr4" draw:text-style-name="P2" draw:layer="layout" svg:x1="24cm" svg:y1="10.865cm" svg:x2="27.175cm" svg:y2="10.865cm">
            <text:p/>
          </draw:line>
          <draw:frame draw:style-name="gr5" draw:text-style-name="P2" draw:layer="layout" svg:width="3.175cm" svg:height="1.891cm" svg:x="24cm" svg:y="9.609cm">
            <draw:text-box>
              <text:p text:style-name="P4"><text:span text:style-name="T2">- Deutsche </text:span><text:span text:style-name="T2">Post</text:span></text:p>
              <text:p text:style-name="P4"><text:span text:style-name="T2">- Daimler</text:span></text:p>
              <text:p text:style-name="P4"><text:span text:style-name="T2">- VW</text:span></text:p>
              <text:p text:style-name="P4"><text:span text:style-name="T2">- BMW</text:span></text:p>
            </draw:text-box>
          </draw:frame>
        </draw:g>
        <draw:path draw:style-name="gr6" draw:text-style-name="P2" draw:layer="layout" svg:width="1.325cm" svg:height="2.135cm" svg:x="22.675cm" svg:y="10.865cm" svg:viewBox="0 0 1326 2136" svg:d="M0 2136c663 0 663-2136 1326-2136">
          <text:p/>
        </draw:path>
        <draw:g>
          <draw:line draw:style-name="gr4" draw:text-style-name="P2" draw:layer="layout" svg:x1="19cm" svg:y1="16.365cm" svg:x2="22.175cm" svg:y2="16.365cm">
            <text:p/>
          </draw:line>
          <draw:frame draw:style-name="gr5" draw:text-style-name="P2" draw:layer="layout" svg:width="3.175cm" svg:height="2.384cm" svg:x="19cm" svg:y="14.616cm">
            <draw:text-box>
              <text:p text:style-name="P4"><text:span text:style-name="T2">- Gemeinderat</text:span></text:p>
              <text:p text:style-name="P4"><text:span text:style-name="T2">- Parteien</text:span></text:p>
              <text:p text:style-name="P4"><text:span text:style-name="T2">- Bern</text:span></text:p>
              <text:p text:style-name="P4"><text:span text:style-name="T2">- </text:span><text:span text:style-name="T2">Umweltverbän</text:span><text:span text:style-name="T2">de</text:span></text:p>
            </draw:text-box>
          </draw:frame>
        </draw:g>
        <draw:path draw:style-name="gr6" draw:text-style-name="P2" draw:layer="layout" svg:width="1.412cm" svg:height="2cm" svg:x="17.587cm" svg:y="14.365cm" svg:viewBox="0 0 1413 2001" svg:d="M0 0c707 0 707 2001 1413 2001">
          <text:p/>
        </draw:path>
        <draw:connector draw:style-name="gr10" draw:text-style-name="P6" draw:layer="layout" draw:type="curve" svg:x1="9.4cm" svg:y1="3.282cm" svg:x2="11.712cm" svg:y2="5.1cm" draw:start-shape="id1" draw:start-glue-point="1" draw:end-shape="id2" svg:d="M9400 3282c1542 0 2312 606 2312 1818" svg:viewBox="0 0 2313 1819">
          <text:p/>
        </draw:connector>
        <draw:connector draw:style-name="gr10" draw:text-style-name="P6" draw:layer="layout" draw:type="curve" svg:x1="11.712cm" svg:y1="6.37cm" svg:x2="14.85cm" svg:y2="9.23cm" draw:start-shape="id2" draw:start-glue-point="2" draw:end-shape="id3" svg:d="M11712 6370c0 2142 3138 712 3138 2860" svg:viewBox="0 0 3139 2861">
          <text:p/>
        </draw:connector>
      </draw:page>
      <draw:page draw:name="Immo-GR" draw:style-name="dp1" draw:master-page-name="PM1">
        <draw:g>
          <draw:g>
            <draw:path draw:style-name="gr11" draw:text-style-name="P7" draw:layer="layout" svg:width="5.789cm" svg:height="2.488cm" svg:x="11.6cm" svg:y="9.23cm" svg:viewBox="0 0 5790 2489" svg:d="M5790 1244c0 230-121 424-388 623-266 198-598 341-1059 455-462 115-915 167-1448 167s-986-52-1447-167c-462-114-794-257-1060-455-267-199-388-393-388-623 0-229 121-423 388-622 266-198 598-341 1060-455 461-115 914-167 1446-167h1c533 0 986 52 1448 167 461 114 793 257 1059 455 267 199 388 393 388 622z">
              <text:p/>
            </draw:path>
            <draw:path draw:style-name="gr2" draw:text-style-name="P2" draw:layer="layout" svg:width="5.789cm" svg:height="2.488cm" svg:x="11.6cm" svg:y="9.23cm" svg:viewBox="0 0 5790 2489" svg:d="M5790 1244c0 230-121 424-388 623-266 198-598 341-1059 455-462 115-915 167-1448 167s-986-52-1447-167c-462-114-794-257-1060-455-267-199-388-393-388-623 0-229 121-423 388-622 266-198 598-341 1060-455 461-115 914-167 1446-167h1c533 0 986 52 1448 167 461 114 793 257 1059 455 267 199 388 393 388 622z">
              <text:p/>
            </draw:path>
          </draw:g>
          <draw:frame draw:style-name="gr3" draw:text-style-name="P2" draw:layer="layout" svg:width="5.08cm" svg:height="2.54cm" svg:x="12.31cm" svg:y="9.23cm">
            <draw:text-box>
              <text:p>Immo-Fond-GR</text:p>
            </draw:text-box>
          </draw:frame>
        </draw:g>
        <draw:g>
          <draw:line draw:style-name="gr4" draw:text-style-name="P2" draw:layer="layout" svg:x1="18cm" svg:y1="6.365cm" svg:x2="21.175cm" svg:y2="6.365cm">
            <text:p/>
          </draw:line>
          <draw:frame draw:style-name="gr5" draw:text-style-name="P2" draw:layer="layout" svg:width="3.175cm" svg:height="1.27cm" svg:x="18cm" svg:y="5.73cm">
            <draw:text-box>
              <text:p text:style-name="P3"><text:span text:style-name="T2">Kosten</text:span></text:p>
            </draw:text-box>
          </draw:frame>
        </draw:g>
        <draw:path draw:style-name="gr6" draw:text-style-name="P2" draw:layer="layout" svg:width="0.61cm" svg:height="4.135cm" svg:x="17.39cm" svg:y="6.365cm" svg:viewBox="0 0 611 4136" svg:d="M0 4136c305 0 305-1033 305-2068s0-2068 306-2068">
          <text:p/>
        </draw:path>
        <draw:g>
          <draw:line draw:style-name="gr4" draw:text-style-name="P2" draw:layer="layout" svg:x1="11.412cm" svg:y1="5.635cm" svg:x2="14.587cm" svg:y2="5.635cm">
            <text:p/>
          </draw:line>
          <draw:frame draw:style-name="gr5" draw:text-style-name="P2" draw:layer="layout" svg:width="3.175cm" svg:height="1.27cm" svg:x="11.412cm" svg:y="5cm">
            <draw:text-box>
              <text:p text:style-name="P3"><text:span text:style-name="T2">Marktpotential</text:span></text:p>
            </draw:text-box>
          </draw:frame>
        </draw:g>
        <draw:path draw:style-name="gr6" draw:text-style-name="P2" draw:layer="layout" svg:width="0.262cm" svg:height="3.595cm" svg:x="14.587cm" svg:y="5.635cm" svg:viewBox="0 0 263 3596" svg:d="M263 3596c0-898 0-2438-64-3099-48-497-134-497-199-497">
          <text:p/>
        </draw:path>
        <draw:g>
          <draw:line draw:style-name="gr4" draw:text-style-name="P2" draw:layer="layout" svg:x1="18.343cm" svg:y1="10.5cm" svg:x2="21.518cm" svg:y2="10.5cm">
            <text:p/>
          </draw:line>
          <draw:frame draw:style-name="gr5" draw:text-style-name="P2" draw:layer="layout" svg:width="3.175cm" svg:height="1.27cm" svg:x="18.343cm" svg:y="9.865cm">
            <draw:text-box>
              <text:p text:style-name="P3"><text:span text:style-name="T2">Interessenten</text:span></text:p>
            </draw:text-box>
          </draw:frame>
        </draw:g>
        <draw:path draw:style-name="gr6" draw:text-style-name="P2" draw:layer="layout" svg:width="0.951cm" svg:height="0cm" svg:x="17.39cm" svg:y="10.5cm" svg:viewBox="0 0 952 0" svg:d="M0 0c238 0 714 0 952 0">
          <text:p/>
        </draw:path>
        <draw:g>
          <draw:line draw:style-name="gr4" draw:text-style-name="P2" draw:layer="layout" svg:x1="9.325cm" svg:y1="8.135cm" svg:x2="12.5cm" svg:y2="8.135cm">
            <text:p/>
          </draw:line>
          <draw:frame draw:style-name="gr5" draw:text-style-name="P2" draw:layer="layout" svg:width="3.175cm" svg:height="1.27cm" svg:x="9.325cm" svg:y="7.5cm">
            <draw:text-box>
              <text:p text:style-name="P3"><text:span text:style-name="T2">Anleger</text:span></text:p>
            </draw:text-box>
          </draw:frame>
        </draw:g>
        <draw:path draw:style-name="gr6" draw:text-style-name="P2" draw:layer="layout" svg:width="1.049cm" svg:height="2.365cm" svg:x="11.891cm" svg:y="8.135cm" svg:viewBox="0 0 1050 2366" svg:d="M418 2366c-475 0-475-576-341-932 215-569 776-569 940-1001 69-180 69-433-408-433">
          <text:p/>
        </draw:path>
        <draw:g>
          <draw:line draw:style-name="gr4" draw:text-style-name="P2" draw:layer="layout" svg:x1="18.343cm" svg:y1="12.723cm" svg:x2="21.518cm" svg:y2="12.723cm">
            <text:p/>
          </draw:line>
          <draw:frame draw:style-name="gr5" draw:text-style-name="P2" draw:layer="layout" svg:width="3.175cm" svg:height="1.27cm" svg:x="18.343cm" svg:y="12.088cm">
            <draw:text-box>
              <text:p text:style-name="P3"><text:span text:style-name="T2">Bewirtschaftu</text:span><text:span text:style-name="T2">ng</text:span></text:p>
            </draw:text-box>
          </draw:frame>
        </draw:g>
        <draw:path draw:style-name="gr6" draw:text-style-name="P2" draw:layer="layout" svg:width="0.953cm" svg:height="2.223cm" svg:x="17.39cm" svg:y="10.5cm" svg:viewBox="0 0 954 2224" svg:d="M0 0c477 0 477 2224 954 2224">
          <text:p/>
        </draw:path>
        <draw:g>
          <draw:line draw:style-name="gr4" draw:text-style-name="P2" draw:layer="layout" svg:x1="11.5cm" svg:y1="13.635cm" svg:x2="14.675cm" svg:y2="13.635cm">
            <text:p/>
          </draw:line>
          <draw:frame draw:style-name="gr5" draw:text-style-name="P2" draw:layer="layout" svg:width="3.175cm" svg:height="1.27cm" svg:x="11.5cm" svg:y="13cm">
            <draw:text-box>
              <text:p text:style-name="P3"><text:span text:style-name="T2">Ertrag</text:span></text:p>
            </draw:text-box>
          </draw:frame>
        </draw:g>
        <draw:path draw:style-name="gr6" draw:text-style-name="P2" draw:layer="layout" svg:width="0.175cm" svg:height="1.865cm" svg:x="14.675cm" svg:y="11.77cm" svg:viewBox="0 0 176 1866" svg:d="M176 0c0 466 0 1264-43 1607-32 259-90 259-133 259">
          <text:p/>
        </draw:path>
        <draw:g>
          <draw:line draw:style-name="gr4" draw:text-style-name="P2" draw:layer="layout" svg:x1="3cm" svg:y1="16.5cm" svg:x2="8.174cm" svg:y2="16.5cm">
            <text:p/>
          </draw:line>
          <draw:frame draw:style-name="gr5" draw:text-style-name="P2" draw:layer="layout" svg:width="5.175cm" svg:height="1.891cm" svg:x="3cm" svg:y="14.546cm">
            <draw:text-box>
              <text:p text:style-name="P3"><text:span text:style-name="T2">Ferienwohnun</text:span><text:span text:style-name="T2">g  </text:span><text:span text:style-name="T2">Mieteinnahme </text:span><text:span text:style-name="T2">bei 80qm 20 </text:span><text:span text:style-name="T2">Wochen a </text:span><text:span text:style-name="T2">1500CHF = </text:span><text:span text:style-name="T2">30kCHF</text:span></text:p>
            </draw:text-box>
          </draw:frame>
        </draw:g>
        <draw:path draw:style-name="gr6" draw:text-style-name="P2" draw:layer="layout" svg:width="3.325cm" svg:height="2.865cm" svg:x="8.175cm" svg:y="13.635cm" svg:viewBox="0 0 3326 2866" svg:d="M3326 0c-1664 0-1664 2866-3326 2866">
          <text:p/>
        </draw:path>
        <draw:g>
          <draw:line draw:style-name="gr4" draw:text-style-name="P2" draw:layer="layout" svg:x1="23.412cm" svg:y1="5cm" svg:x2="27.9cm" svg:y2="5cm">
            <text:p/>
          </draw:line>
          <draw:frame draw:style-name="gr12" draw:text-style-name="P5" draw:layer="layout" svg:width="4.488cm" svg:height="3.863cm" svg:x="23.412cm" svg:y="1.772cm">
            <draw:text-box>
              <text:p text:style-name="P4"><text:span text:style-name="T2">- Steuern</text:span></text:p>
              <text:p text:style-name="P4"><text:span text:style-name="T2">- </text:span><text:span text:style-name="T2">Tourismusabg</text:span><text:span text:style-name="T2">abe</text:span></text:p>
              <text:p text:style-name="P4"><text:span text:style-name="T2">- Reinigung </text:span></text:p>
              <text:p text:style-name="P4"><text:span text:style-name="T2">- Incomming </text:span><text:span text:style-name="T2">service</text:span></text:p>
              <text:p text:style-name="P4"><text:span text:style-name="T2">- Verwaltung</text:span></text:p>
              <text:p text:style-name="P4"><text:span text:style-name="T2"/></text:p>
            </draw:text-box>
          </draw:frame>
        </draw:g>
        <draw:path draw:style-name="gr6" draw:text-style-name="P2" draw:layer="layout" svg:width="2.237cm" svg:height="1.365cm" svg:x="21.175cm" svg:y="5cm" svg:viewBox="0 0 2238 1366" svg:d="M0 1366c1118 0 1118-1366 2238-1366">
          <text:p/>
        </draw:path>
        <draw:g>
          <draw:line draw:style-name="gr4" draw:text-style-name="P2" draw:layer="layout" svg:x1="23.825cm" svg:y1="8.865cm" svg:x2="27cm" svg:y2="8.865cm">
            <text:p/>
          </draw:line>
          <draw:frame draw:style-name="gr5" draw:text-style-name="P2" draw:layer="layout" svg:width="3.175cm" svg:height="1.398cm" svg:x="23.825cm" svg:y="8.102cm">
            <draw:text-box>
              <text:p text:style-name="P3"><text:span text:style-name="T2">- Russen</text:span></text:p>
              <text:p text:style-name="P3"><text:span text:style-name="T2">- Chinesen </text:span></text:p>
              <text:p text:style-name="P3"><text:span text:style-name="T2">- Ausländer</text:span></text:p>
            </draw:text-box>
          </draw:frame>
        </draw:g>
        <draw:path draw:style-name="gr6" draw:text-style-name="P2" draw:layer="layout" svg:width="2.308cm" svg:height="1.635cm" svg:x="21.518cm" svg:y="8.865cm" svg:viewBox="0 0 2309 1636" svg:d="M0 1636c1154 0 1154-1636 2309-1636">
          <text:p/>
        </draw:path>
        <draw:g>
          <draw:line draw:style-name="gr4" draw:text-style-name="P2" draw:layer="layout" svg:x1="5.73cm" svg:y1="3.222cm" svg:x2="11.73cm" svg:y2="3.222cm">
            <text:p/>
          </draw:line>
          <draw:frame draw:style-name="gr5" draw:text-style-name="P2" draw:layer="layout" svg:width="6cm" svg:height="1.398cm" svg:x="5.73cm" svg:y="1.761cm">
            <draw:text-box>
              <text:p text:style-name="P3"><text:span text:style-name="T2">St. Moritz, </text:span><text:span text:style-name="T2">Pontresina, </text:span><text:span text:style-name="T2">Samaden</text:span></text:p>
              <text:p text:style-name="P3"><text:span text:style-name="T2">Ca. 30-50Mio </text:span><text:span text:style-name="T2">Immobilien </text:span><text:span text:style-name="T2">auf dem Markt</text:span></text:p>
            </draw:text-box>
          </draw:frame>
        </draw:g>
        <draw:path draw:style-name="gr6" draw:text-style-name="P2" draw:layer="layout" svg:width="1.168cm" svg:height="2.412cm" svg:x="10.987cm" svg:y="3.222cm" svg:viewBox="0 0 1169 2413" svg:d="M426 2413c-477 0-477-418-365-691 214-515 833-515 1046-1032 113-273 113-690-364-690">
          <text:p/>
        </draw:path>
        <draw:g>
          <draw:line draw:style-name="gr4" draw:text-style-name="P2" draw:layer="layout" svg:x1="2.885cm" svg:y1="9.5cm" svg:x2="8.115cm" svg:y2="9.5cm">
            <text:p/>
          </draw:line>
          <draw:frame draw:style-name="gr13" draw:text-style-name="P2" draw:layer="layout" svg:width="5.23cm" svg:height="2.535cm" svg:x="2.885cm" svg:y="6.838cm">
            <draw:text-box>
              <text:p text:style-name="P4"><text:span text:style-name="T2">- Jedermann </text:span><text:span text:style-name="T2">International  </text:span><text:span text:style-name="T2">-Stiftungen,</text:span></text:p>
              <text:p text:style-name="P4"><text:span text:style-name="T2">- Fomds</text:span></text:p>
              <text:p text:style-name="P4"><text:span text:style-name="T2">- andere</text:span></text:p>
            </draw:text-box>
          </draw:frame>
        </draw:g>
        <draw:path draw:style-name="gr6" draw:text-style-name="P2" draw:layer="layout" svg:width="1.21cm" svg:height="1.365cm" svg:x="8.115cm" svg:y="8.135cm" svg:viewBox="0 0 1211 1366" svg:d="M1211 0c-606 0-606 1366-1211 1366">
          <text:p/>
        </draw:path>
        <draw:g>
          <draw:line draw:style-name="gr4" draw:text-style-name="P2" draw:layer="layout" svg:x1="22.325cm" svg:y1="15cm" svg:x2="25.5cm" svg:y2="15cm">
            <text:p/>
          </draw:line>
          <draw:frame draw:style-name="gr5" draw:text-style-name="P2" draw:layer="layout" svg:width="3.175cm" svg:height="1.398cm" svg:x="22.325cm" svg:y="14.237cm">
            <draw:text-box>
              <text:p text:style-name="P3"><text:span text:style-name="T2">Service AG</text:span></text:p>
              <text:p text:style-name="P3"><text:span text:style-name="T2">Eigenes </text:span><text:span text:style-name="T2">Unternehmen</text:span></text:p>
            </draw:text-box>
          </draw:frame>
        </draw:g>
        <draw:path draw:style-name="gr6" draw:text-style-name="P2" draw:layer="layout" svg:width="0.807cm" svg:height="2.278cm" svg:x="21.518cm" svg:y="12.723cm" svg:viewBox="0 0 808 2279" svg:d="M0 0c403 0 403 569 403 1139 0 571 0 1140 405 1140">
          <text:p/>
        </draw:path>
      </draw:page>
      <draw:page draw:name="ZSC-Arena" draw:style-name="dp1" draw:master-page-name="PM2">
        <draw:g>
          <draw:g>
            <draw:path draw:style-name="gr11" draw:text-style-name="P7" draw:layer="layout" svg:width="5.079cm" svg:height="2.488cm" svg:x="13.5cm" svg:y="8.23cm" svg:viewBox="0 0 5080 2489" svg:d="M5080 1244c0 230-106 424-340 623-234 198-525 341-930 455-405 115-802 167-1270 167s-865-52-1270-167c-405-114-696-257-930-455-234-199-340-393-340-623 0-229 106-423 340-622 234-198 525-341 930-455 405-115 802-167 1269-167h1c468 0 865 52 1270 167 405 114 696 257 930 455 234 199 340 393 340 622z">
              <text:p/>
            </draw:path>
            <draw:path draw:style-name="gr2" draw:text-style-name="P2" draw:layer="layout" svg:width="5.079cm" svg:height="2.488cm" svg:x="13.5cm" svg:y="8.23cm" svg:viewBox="0 0 5080 2489" svg:d="M5080 1244c0 230-106 424-340 623-234 198-525 341-930 455-405 115-802 167-1270 167s-865-52-1270-167c-405-114-696-257-930-455-234-199-340-393-340-623 0-229 106-423 340-622 234-198 525-341 930-455 405-115 802-167 1269-167h1c468 0 865 52 1270 167 405 114 696 257 930 455 234 199 340 393 340 622z">
              <text:p/>
            </draw:path>
          </draw:g>
          <draw:frame draw:style-name="gr3" draw:text-style-name="P2" draw:layer="layout" svg:width="5.08cm" svg:height="2.54cm" svg:x="13.5cm" svg:y="8.23cm">
            <draw:text-box>
              <text:p text:style-name="P3"><text:span text:style-name="T1">ZSC-</text:span><text:span text:style-name="T1">Arena </text:span><text:span text:style-name="T1">Aktie</text:span></text:p>
            </draw:text-box>
          </draw:frame>
        </draw:g>
        <draw:g>
          <draw:line draw:style-name="gr4" draw:text-style-name="P2" draw:layer="layout" svg:x1="19.533cm" svg:y1="8.389cm" svg:x2="22.708cm" svg:y2="8.389cm">
            <text:p/>
          </draw:line>
          <draw:frame draw:style-name="gr5" draw:text-style-name="P2" draw:layer="layout" svg:width="3.175cm" svg:height="1.27cm" svg:x="19.533cm" svg:y="7.754cm">
            <draw:text-box>
              <text:p text:style-name="P3"><text:span text:style-name="T2">Ansprechpartn</text:span><text:span text:style-name="T2">er</text:span></text:p>
            </draw:text-box>
          </draw:frame>
        </draw:g>
        <draw:path draw:style-name="gr6" draw:text-style-name="P2" draw:layer="layout" svg:width="0.953cm" svg:height="1.111cm" svg:x="18.58cm" svg:y="8.389cm" svg:viewBox="0 0 954 1112" svg:d="M0 1112c477 0 477-1112 954-1112">
          <text:p/>
        </draw:path>
        <draw:g>
          <draw:line draw:style-name="gr4" draw:text-style-name="P2" draw:layer="layout" svg:x1="9.373cm" svg:y1="8.389cm" svg:x2="12.548cm" svg:y2="8.389cm">
            <text:p/>
          </draw:line>
          <draw:frame draw:style-name="gr5" draw:text-style-name="P2" draw:layer="layout" svg:width="3.175cm" svg:height="1.27cm" svg:x="9.373cm" svg:y="7.754cm">
            <draw:text-box>
              <text:p text:style-name="P3"><text:span text:style-name="T2">Produkt</text:span></text:p>
            </draw:text-box>
          </draw:frame>
        </draw:g>
        <draw:path draw:style-name="gr6" draw:text-style-name="P2" draw:layer="layout" svg:width="0.953cm" svg:height="1.111cm" svg:x="12.548cm" svg:y="8.389cm" svg:viewBox="0 0 954 1112" svg:d="M954 1112c-477 0-477-1112-954-1112">
          <text:p/>
        </draw:path>
        <draw:g>
          <draw:line draw:style-name="gr4" draw:text-style-name="P2" draw:layer="layout" svg:x1="19.533cm" svg:y1="10.611cm" svg:x2="22.708cm" svg:y2="10.611cm">
            <text:p/>
          </draw:line>
          <draw:frame draw:style-name="gr5" draw:text-style-name="P2" draw:layer="layout" svg:width="3.175cm" svg:height="1.27cm" svg:x="19.533cm" svg:y="9.976cm">
            <draw:text-box>
              <text:p text:style-name="P3"><text:span text:style-name="T2">Marketing</text:span></text:p>
            </draw:text-box>
          </draw:frame>
        </draw:g>
        <draw:path draw:style-name="gr6" draw:text-style-name="P2" draw:layer="layout" svg:width="0.953cm" svg:height="1.111cm" svg:x="18.58cm" svg:y="9.5cm" svg:viewBox="0 0 954 1112" svg:d="M0 0c477 0 477 1112 954 1112">
          <text:p/>
        </draw:path>
        <draw:g>
          <draw:line draw:style-name="gr4" draw:text-style-name="P2" draw:layer="layout" svg:x1="9.373cm" svg:y1="10.611cm" svg:x2="12.548cm" svg:y2="10.611cm">
            <text:p/>
          </draw:line>
          <draw:frame draw:style-name="gr5" draw:text-style-name="P2" draw:layer="layout" svg:width="3.175cm" svg:height="1.27cm" svg:x="9.373cm" svg:y="9.976cm">
            <draw:text-box>
              <text:p text:style-name="P3"><text:span text:style-name="T2">Crowdfoundin</text:span><text:span text:style-name="T2">g</text:span></text:p>
            </draw:text-box>
          </draw:frame>
        </draw:g>
        <draw:path draw:style-name="gr6" draw:text-style-name="P2" draw:layer="layout" svg:width="0.953cm" svg:height="1.111cm" svg:x="12.548cm" svg:y="9.5cm" svg:viewBox="0 0 954 1112" svg:d="M954 0c-477 0-477 1112-954 1112">
          <text:p/>
        </draw:path>
        <draw:g>
          <draw:line draw:style-name="gr4" draw:text-style-name="P2" draw:layer="layout" svg:x1="5.19cm" svg:y1="4.365cm" svg:x2="8.365cm" svg:y2="4.365cm">
            <text:p/>
          </draw:line>
          <draw:frame draw:style-name="gr5" draw:text-style-name="P2" draw:layer="layout" svg:width="3.175cm" svg:height="1.27cm" svg:x="5.19cm" svg:y="3.73cm">
            <draw:text-box>
              <text:p text:style-name="P3"><text:span text:style-name="T2">ZSC Aktie</text:span></text:p>
            </draw:text-box>
          </draw:frame>
        </draw:g>
        <draw:path draw:style-name="gr6" draw:text-style-name="P2" draw:layer="layout" svg:width="1.008cm" svg:height="4.024cm" svg:x="8.365cm" svg:y="4.365cm" svg:viewBox="0 0 1009 4025" svg:d="M1009 4025c-505 0-505-1007-505-2013 0-1007 0-2012-504-2012">
          <text:p/>
        </draw:path>
        <draw:g>
          <draw:line draw:style-name="gr4" draw:text-style-name="P2" draw:layer="layout" svg:x1="5.19cm" svg:y1="13.135cm" svg:x2="8.365cm" svg:y2="13.135cm">
            <text:p/>
          </draw:line>
          <draw:frame draw:style-name="gr5" draw:text-style-name="P2" draw:layer="layout" svg:width="3.175cm" svg:height="1.27cm" svg:x="5.19cm" svg:y="12.5cm">
            <draw:text-box>
              <text:p text:style-name="P3"><text:span text:style-name="T2">20 Mio von </text:span><text:span text:style-name="T2">ZSC Fans</text:span></text:p>
            </draw:text-box>
          </draw:frame>
        </draw:g>
        <draw:path draw:style-name="gr6" draw:text-style-name="P2" draw:layer="layout" svg:width="1.008cm" svg:height="2.524cm" svg:x="8.365cm" svg:y="10.611cm" svg:viewBox="0 0 1009 2525" svg:d="M1009 0c-505 0-505 630-505 1262 0 631 0 1263-504 1263">
          <text:p/>
        </draw:path>
        <draw:g>
          <draw:line draw:style-name="gr4" draw:text-style-name="P2" draw:layer="layout" svg:x1="21.7cm" svg:y1="4.65cm" svg:x2="27.277cm" svg:y2="4.65cm">
            <text:p/>
          </draw:line>
          <draw:frame draw:style-name="gr14" draw:text-style-name="P2" draw:layer="layout" svg:width="5.578cm" svg:height="4.3cm" svg:x="21.7cm" svg:y="0.135cm">
            <draw:text-box>
              <text:p text:style-name="P3"><text:span text:style-name="T2">ARENA AG</text:span></text:p>
              <text:p text:style-name="P3"><text:span text:style-name="T2"/></text:p>
              <text:p text:style-name="P3"><text:span text:style-name="T2">Autoimporteur </text:span><text:span text:style-name="T2">Walter Frey</text:span></text:p>
              <text:p text:style-name="P3"><text:span text:style-name="T2">Bahnbauer </text:span><text:span text:style-name="T2">Peter Spuhler </text:span></text:p>
              <text:p text:style-name="P3"><text:span text:style-name="T2">Swiss Life.</text:span></text:p>
            </draw:text-box>
          </draw:frame>
        </draw:g>
        <draw:path draw:style-name="gr6" draw:text-style-name="P2" draw:layer="layout" svg:width="1.895cm" svg:height="3.739cm" svg:x="21.224cm" svg:y="4.65cm" svg:viewBox="0 0 1896 3740" svg:d="M1485 3740c476 0 476-414 312-674-276-439-1018-439-1398-659-399-231-399-706-399-1318 0-500 0-1089 477-1089">
          <text:p/>
        </draw:path>
        <draw:g>
          <draw:line draw:style-name="gr4" draw:text-style-name="P2" draw:layer="layout" svg:x1="23.69cm" svg:y1="14cm" svg:x2="26.865cm" svg:y2="14cm">
            <text:p/>
          </draw:line>
          <draw:frame draw:style-name="gr5" draw:text-style-name="P2" draw:layer="layout" svg:width="3.175cm" svg:height="1.27cm" svg:x="23.69cm" svg:y="13.365cm">
            <draw:text-box>
              <text:p text:style-name="P3"><text:span text:style-name="T2">Fans werden </text:span><text:span text:style-name="T2">Teilhaber</text:span></text:p>
            </draw:text-box>
          </draw:frame>
        </draw:g>
        <draw:path draw:style-name="gr6" draw:text-style-name="P2" draw:layer="layout" svg:width="0.982cm" svg:height="3.389cm" svg:x="22.708cm" svg:y="10.611cm" svg:viewBox="0 0 983 3390" svg:d="M0 0c492 0 492 848 492 1695 0 848 0 1695 491 1695">
          <text:p/>
        </draw:path>
      </draw:page>
      <draw:page draw:name="Page-4" draw:style-name="dp1" draw:master-page-name="PM3">
        <draw:g xml:id="id6" draw:id="id6">
          <draw:g>
            <draw:path draw:style-name="gr11" draw:text-style-name="P7" draw:layer="layout" svg:width="5.079cm" svg:height="2.488cm" svg:x="12.333cm" svg:y="9.228cm" svg:viewBox="0 0 5080 2489" svg:d="M5080 1244c0 230-106 424-340 623-234 198-525 341-930 455-405 115-802 167-1270 167s-865-52-1270-167c-405-114-696-257-930-455-234-199-340-393-340-623 0-229 106-423 340-622 234-198 525-341 930-455 405-115 802-167 1269-167h1c468 0 865 52 1270 167 405 114 696 257 930 455 234 199 340 393 340 622z">
              <text:p/>
            </draw:path>
            <draw:path draw:style-name="gr2" draw:text-style-name="P2" draw:layer="layout" svg:width="5.079cm" svg:height="2.488cm" svg:x="12.333cm" svg:y="9.228cm" svg:viewBox="0 0 5080 2489" svg:d="M5080 1244c0 230-106 424-340 623-234 198-525 341-930 455-405 115-802 167-1270 167s-865-52-1270-167c-405-114-696-257-930-455-234-199-340-393-340-623 0-229 106-423 340-622 234-198 525-341 930-455 405-115 802-167 1269-167h1c468 0 865 52 1270 167 405 114 696 257 930 455 234 199 340 393 340 622z">
              <text:p/>
            </draw:path>
          </draw:g>
          <draw:frame draw:style-name="gr3" draw:text-style-name="P2" draw:layer="layout" svg:width="5.08cm" svg:height="2.54cm" svg:x="12.333cm" svg:y="9.228cm">
            <draw:text-box>
              <text:p text:style-name="P3"><text:span text:style-name="T1">Nachfolger </text:span><text:span text:style-name="T1">Finanzieren</text:span></text:p>
            </draw:text-box>
          </draw:frame>
        </draw:g>
        <draw:g xml:id="id7" draw:id="id7">
          <draw:line draw:style-name="gr4" draw:text-style-name="P2" draw:layer="layout" svg:x1="7.925cm" svg:y1="9.535cm" svg:x2="11.1cm" svg:y2="9.535cm">
            <text:p/>
          </draw:line>
          <draw:frame draw:style-name="gr5" draw:text-style-name="P2" draw:layer="layout" svg:width="3.175cm" svg:height="1.27cm" svg:x="7.925cm" svg:y="8.9cm">
            <draw:text-box>
              <text:p text:style-name="P3"><text:span text:style-name="T2">P</text:span><text:span text:style-name="T2">r</text:span><text:span text:style-name="T2">o</text:span><text:span text:style-name="T2">d</text:span><text:span text:style-name="T2">u</text:span><text:span text:style-name="T2">k</text:span><text:span text:style-name="T2">t</text:span></text:p>
            </draw:text-box>
          </draw:frame>
        </draw:g>
        <draw:g xml:id="id8" draw:id="id8">
          <draw:line draw:style-name="gr4" draw:text-style-name="P2" draw:layer="layout" svg:x1="2.79cm" svg:y1="8.366cm" svg:x2="5.965cm" svg:y2="8.366cm">
            <text:p/>
          </draw:line>
          <draw:frame draw:style-name="gr15" draw:text-style-name="P8" draw:layer="layout" svg:width="3.175cm" svg:height="1.891cm" svg:x="2.79cm" svg:y="6.909cm">
            <draw:text-box>
              <text:p text:style-name="P3"><text:span text:style-name="T2">Unternehmen</text:span></text:p>
              <text:p text:style-name="P3"><text:span text:style-name="T2">Immobilie</text:span></text:p>
              <text:p text:style-name="P3"><text:span text:style-name="T2">anderes</text:span></text:p>
              <text:p text:style-name="P3"><text:span text:style-name="T2"/></text:p>
            </draw:text-box>
          </draw:frame>
        </draw:g>
        <draw:g xml:id="id4" draw:id="id4">
          <draw:line draw:style-name="gr4" draw:text-style-name="P2" draw:layer="layout" svg:x1="1.997cm" svg:y1="4.533cm" svg:x2="7.227cm" svg:y2="4.533cm">
            <text:p/>
          </draw:line>
          <draw:frame draw:style-name="gr16" draw:text-style-name="P5" draw:layer="layout" svg:width="5.23cm" svg:height="1.435cm" svg:x="1.997cm" svg:y="2.971cm">
            <draw:text-box>
              <text:p text:style-name="P4"><text:span text:style-name="T2">Mitarbeiter 0% - 30% <text:s/>2 </text:span><text:span text:style-name="T2">Jahre</text:span></text:p>
              <text:p text:style-name="P4"><text:span text:style-name="T2">Alteigentümer 30 % <text:s text:c="2"/>3 </text:span><text:span text:style-name="T2">Jahre</text:span></text:p>
              <text:p text:style-name="P4"><text:span text:style-name="T2">Crowdfunding 40% - 70%</text:span></text:p>
            </draw:text-box>
          </draw:frame>
        </draw:g>
        <draw:g xml:id="id5" draw:id="id5">
          <draw:line draw:style-name="gr4" draw:text-style-name="P2" draw:layer="layout" svg:x1="8.553cm" svg:y1="6.206cm" svg:x2="11.753cm" svg:y2="6.206cm">
            <text:p/>
          </draw:line>
          <draw:frame draw:style-name="gr5" draw:text-style-name="P8" draw:layer="layout" svg:width="3.2cm" svg:height="1.27cm" svg:x="8.553cm" svg:y="5.571cm">
            <draw:text-box>
              <text:p text:style-name="P3"><text:span text:style-name="T2">Investoren</text:span></text:p>
            </draw:text-box>
          </draw:frame>
        </draw:g>
        <draw:connector draw:style-name="gr10" draw:text-style-name="P6" draw:layer="layout" draw:type="curve" svg:x1="7.227cm" svg:y1="3.752cm" svg:x2="8.553cm" svg:y2="6.206cm" draw:start-shape="id4" draw:start-glue-point="1" draw:end-shape="id5" draw:end-glue-point="3" svg:d="M7227 3752c994 0 332 2454 1326 2454" svg:viewBox="0 0 1327 2455">
          <text:p/>
        </draw:connector>
        <draw:connector draw:style-name="gr10" draw:text-style-name="P6" draw:layer="layout" draw:type="curve" svg:x1="11.753cm" svg:y1="6.206cm" svg:x2="14.873cm" svg:y2="9.228cm" draw:start-shape="id5" draw:start-glue-point="1" draw:end-shape="id6" svg:d="M11753 6206c2080 0 3120 1007 3120 3022" svg:viewBox="0 0 3121 3023">
          <text:p/>
        </draw:connector>
        <draw:connector draw:style-name="gr10" draw:text-style-name="P6" draw:layer="layout" draw:type="curve" svg:x1="11.1cm" svg:y1="9.535cm" svg:x2="12.333cm" svg:y2="10.498cm" draw:start-shape="id7" draw:start-glue-point="1" draw:end-shape="id6" draw:end-glue-point="3" svg:d="M11100 9535c921 0 305 963 1233 963" svg:viewBox="0 0 1234 964">
          <text:p/>
        </draw:connector>
        <draw:connector draw:style-name="gr10" draw:text-style-name="P6" draw:layer="layout" draw:type="curve" svg:x1="7.925cm" svg:y1="9.535cm" svg:x2="5.965cm" svg:y2="7.854cm" draw:start-shape="id7" draw:start-glue-point="3" draw:end-shape="id8" svg:d="M7925 9535c-1470 0-490-1681-1960-1681" svg:viewBox="0 0 1961 1682">
          <text:p/>
        </draw:connector>
        <draw:g xml:id="id9" draw:id="id9">
          <draw:line draw:style-name="gr4" draw:text-style-name="P2" draw:layer="layout" svg:x1="18.344cm" svg:y1="7.723cm" svg:x2="21.519cm" svg:y2="7.723cm">
            <text:p/>
          </draw:line>
          <draw:frame draw:style-name="gr5" draw:text-style-name="P2" draw:layer="layout" svg:width="3.175cm" svg:height="1.27cm" svg:x="18.344cm" svg:y="7.088cm">
            <draw:text-box>
              <text:p text:style-name="P3"><text:span text:style-name="T2">Betriebsführung</text:span></text:p>
            </draw:text-box>
          </draw:frame>
        </draw:g>
        <draw:g xml:id="id12" draw:id="id12">
          <draw:line draw:style-name="gr4" draw:text-style-name="P2" draw:layer="layout" svg:x1="18.425cm" svg:y1="12.335cm" svg:x2="21.6cm" svg:y2="12.335cm">
            <text:p/>
          </draw:line>
          <draw:frame draw:style-name="gr5" draw:text-style-name="P2" draw:layer="layout" svg:width="3.175cm" svg:height="1.27cm" svg:x="18.425cm" svg:y="11.7cm">
            <draw:text-box>
              <text:p text:style-name="P3"><text:span text:style-name="T2">I</text:span><text:span text:style-name="T2">n</text:span><text:span text:style-name="T2">t</text:span><text:span text:style-name="T2">e</text:span><text:span text:style-name="T2">r</text:span><text:span text:style-name="T2">e</text:span><text:span text:style-name="T2">s</text:span><text:span text:style-name="T2">s</text:span><text:span text:style-name="T2">e</text:span><text:span text:style-name="T2">n</text:span><text:span text:style-name="T2">t</text:span><text:span text:style-name="T2">e</text:span><text:span text:style-name="T2">n</text:span></text:p>
            </draw:text-box>
          </draw:frame>
        </draw:g>
        <draw:g xml:id="id10" draw:id="id10">
          <draw:line draw:style-name="gr4" draw:text-style-name="P2" draw:layer="layout" svg:x1="22.4cm" svg:y1="3.369cm" svg:x2="27.774cm" svg:y2="3.369cm">
            <text:p/>
          </draw:line>
          <draw:frame draw:style-name="gr17" draw:text-style-name="P8" draw:layer="layout" svg:width="5.374cm" svg:height="2.5cm" svg:x="22.326cm" svg:y="2.9cm">
            <draw:text-box>
              <text:p text:style-name="P3"><text:span text:style-name="T2">Management </text:span><text:span text:style-name="T2">Team</text:span></text:p>
              <text:p text:style-name="P3"><text:span text:style-name="T2">Geschäftsführ</text:span><text:span text:style-name="T2">er</text:span></text:p>
              <text:p text:style-name="P3"><text:span text:style-name="T2">Accounting</text:span></text:p>
            </draw:text-box>
          </draw:frame>
        </draw:g>
        <draw:g xml:id="id11" draw:id="id11">
          <draw:line draw:style-name="gr4" draw:text-style-name="P2" draw:layer="layout" svg:x1="14.825cm" svg:y1="6.7cm" svg:x2="18cm" svg:y2="6.7cm">
            <text:p/>
          </draw:line>
          <draw:frame draw:style-name="gr5" draw:text-style-name="P2" draw:layer="layout" svg:width="3.175cm" svg:height="1.27cm" svg:x="14.925cm" svg:y="6.1cm">
            <draw:text-box>
              <text:p text:style-name="P3"><text:span text:style-name="T2">Know How</text:span></text:p>
            </draw:text-box>
          </draw:frame>
        </draw:g>
        <draw:connector draw:style-name="gr10" draw:text-style-name="P6" draw:layer="layout" draw:type="curve" svg:x1="17.413cm" svg:y1="10.498cm" svg:x2="19.931cm" svg:y2="8.358cm" draw:start-shape="id6" draw:start-glue-point="1" draw:end-shape="id9" svg:d="M17413 10498c1679 0 2518-713 2518-2140" svg:viewBox="0 0 2519 2141">
          <text:p/>
        </draw:connector>
        <draw:connector draw:style-name="gr10" draw:text-style-name="P6" draw:layer="layout" draw:type="curve" svg:x1="19.931cm" svg:y1="8.358cm" svg:x2="25.05cm" svg:y2="5.4cm" draw:start-shape="id9" draw:start-glue-point="2" draw:end-shape="id10" draw:end-glue-point="2" svg:d="M19931 8358c0 750 5119 2229 5119-2958" svg:viewBox="0 0 5120 3743">
          <text:p/>
        </draw:connector>
        <draw:connector draw:style-name="gr10" draw:text-style-name="P6" draw:layer="layout" draw:type="curve" svg:x1="14.873cm" svg:y1="9.228cm" svg:x2="16.462cm" svg:y2="7.37cm" draw:start-shape="id6" draw:start-glue-point="0" draw:end-shape="id11" draw:end-glue-point="2" svg:d="M14873 9228c0-1396 1589-468 1589-1858" svg:viewBox="0 0 1590 1859">
          <text:p/>
        </draw:connector>
        <draw:connector draw:style-name="gr10" draw:text-style-name="P6" draw:layer="layout" draw:type="curve" svg:x1="14.873cm" svg:y1="11.768cm" svg:x2="18.425cm" svg:y2="12.335cm" draw:start-shape="id6" draw:start-glue-point="2" draw:end-shape="id12" svg:d="M14873 11768c0 378 1184 567 3552 567" svg:viewBox="0 0 3553 568">
          <text:p/>
        </draw:connector>
        <draw:g xml:id="id13" draw:id="id13">
          <draw:line draw:style-name="gr4" draw:text-style-name="P2" draw:layer="layout" svg:x1="23.126cm" svg:y1="14.557cm" svg:x2="28.5cm" svg:y2="14.557cm">
            <text:p/>
          </draw:line>
          <draw:frame draw:style-name="gr18" draw:text-style-name="P8" draw:layer="layout" svg:width="5.374cm" svg:height="2.9cm" svg:x="23.052cm" svg:y="13.8cm">
            <draw:text-box>
              <text:p text:style-name="P3"><text:span text:style-name="T2">Alteigentümer</text:span></text:p>
              <text:p text:style-name="P3"><text:span text:style-name="T2">Fachkundige </text:span><text:span text:style-name="T2">ohne </text:span><text:span text:style-name="T2">ausreichende</text:span><text:span text:style-name="T2">m Kapital</text:span></text:p>
              <text:p text:style-name="P3"><text:span text:style-name="T2">Konkurrenten</text:span></text:p>
            </draw:text-box>
          </draw:frame>
        </draw:g>
        <draw:connector draw:style-name="gr10" draw:text-style-name="P6" draw:layer="layout" draw:type="curve" svg:x1="21.6cm" svg:y1="12.335cm" svg:x2="23.052cm" svg:y2="15.25cm" draw:start-shape="id12" draw:start-glue-point="1" draw:end-shape="id13" svg:d="M21600 12335c1089 0 363 2915 1452 2915" svg:viewBox="0 0 1453 2916">
          <text:p/>
        </draw:connector>
        <draw:g xml:id="id14" draw:id="id14">
          <draw:line draw:style-name="gr4" draw:text-style-name="P2" draw:layer="layout" svg:x1="14.426cm" svg:y1="4.2cm" svg:x2="19.8cm" svg:y2="4.2cm">
            <text:p/>
          </draw:line>
          <draw:frame draw:style-name="gr19" draw:text-style-name="P8" draw:layer="layout" svg:width="5.374cm" svg:height="2.384cm" svg:x="14.4cm" svg:y="2.016cm">
            <draw:text-box>
              <text:p text:style-name="P3"><text:span text:style-name="T2">Mitarbeiter</text:span></text:p>
              <text:p text:style-name="P3"><text:span text:style-name="T2">Alteigentümer</text:span></text:p>
              <text:p text:style-name="P3"><text:span text:style-name="T2">Management Team</text:span></text:p>
              <text:p text:style-name="P3"><text:span text:style-name="T2">andere</text:span></text:p>
              <text:p text:style-name="P3"><text:span text:style-name="T2"/></text:p>
            </draw:text-box>
          </draw:frame>
        </draw:g>
        <draw:connector draw:style-name="gr10" draw:text-style-name="P6" draw:layer="layout" draw:type="curve" svg:x1="16.462cm" svg:y1="6.1cm" svg:x2="17.1cm" svg:y2="4.4cm" draw:start-shape="id11" draw:start-glue-point="0" draw:end-shape="id14" draw:end-glue-point="2" svg:d="M16462 6100c0-1275 638-425 638-1700" svg:viewBox="0 0 639 1701">
          <text:p/>
        </draw:connector>
        <draw:g xml:id="id15" draw:id="id15">
          <draw:line draw:style-name="gr4" draw:text-style-name="P2" draw:layer="layout" svg:x1="8.326cm" svg:y1="13.035cm" svg:x2="11.501cm" svg:y2="13.035cm">
            <text:p/>
          </draw:line>
          <draw:frame draw:style-name="gr5" draw:text-style-name="P2" draw:layer="layout" svg:width="3.175cm" svg:height="1.27cm" svg:x="8.326cm" svg:y="12.4cm">
            <draw:text-box>
              <text:p text:style-name="P3"><text:span text:style-name="T2">Sicherheiten</text:span></text:p>
            </draw:text-box>
          </draw:frame>
        </draw:g>
        <draw:g xml:id="id16" draw:id="id16">
          <draw:line draw:style-name="gr4" draw:text-style-name="P2" draw:layer="layout" svg:x1="1.4cm" svg:y1="13.628cm" svg:x2="5.9cm" svg:y2="13.628cm">
            <text:p/>
          </draw:line>
          <draw:frame draw:style-name="gr8" draw:text-style-name="P8" draw:layer="layout" svg:width="4.5cm" svg:height="2.3cm" svg:x="1.4cm" svg:y="13.1cm">
            <draw:text-box>
              <text:p text:style-name="P3"><text:span text:style-name="T2">A</text:span><text:span text:style-name="T2">n</text:span><text:span text:style-name="T2">t</text:span><text:span text:style-name="T2">e</text:span><text:span text:style-name="T2">il</text:span><text:span text:style-name="T2">e </text:span><text:span text:style-name="T2">A</text:span><text:span text:style-name="T2">G</text:span></text:p>
              <text:p text:style-name="P3"><text:span text:style-name="T2">W</text:span><text:span text:style-name="T2">a</text:span><text:span text:style-name="T2">r</text:span><text:span text:style-name="T2">e</text:span><text:span text:style-name="T2">n</text:span><text:span text:style-name="T2">l</text:span><text:span text:style-name="T2">a</text:span><text:span text:style-name="T2">g</text:span><text:span text:style-name="T2">e</text:span><text:span text:style-name="T2">r</text:span></text:p>
              <text:p text:style-name="P3"><text:span text:style-name="T2">G</text:span><text:span text:style-name="T2">e</text:span><text:span text:style-name="T2">s</text:span><text:span text:style-name="T2">c</text:span><text:span text:style-name="T2">h</text:span><text:span text:style-name="T2">ä</text:span><text:span text:style-name="T2">ft</text:span><text:span text:style-name="T2">s</text:span><text:span text:style-name="T2">g</text:span><text:span text:style-name="T2">e</text:span><text:span text:style-name="T2">b</text:span><text:span text:style-name="T2">ä</text:span><text:span text:style-name="T2">u</text:span><text:span text:style-name="T2">d</text:span><text:span text:style-name="T2">e </text:span><text:span text:style-name="T2">u</text:span><text:span text:style-name="T2">v</text:span><text:span text:style-name="T2">m</text:span><text:span text:style-name="T2">.</text:span></text:p>
            </draw:text-box>
          </draw:frame>
        </draw:g>
        <draw:connector draw:style-name="gr10" draw:text-style-name="P6" draw:layer="layout" draw:type="curve" svg:x1="14.873cm" svg:y1="11.768cm" svg:x2="11.501cm" svg:y2="13.035cm" draw:start-shape="id6" draw:start-glue-point="2" draw:end-shape="id15" draw:end-glue-point="1" svg:d="M14873 11768c0 845-1124 1267-3372 1267" svg:viewBox="0 0 3373 1268">
          <text:p/>
        </draw:connector>
        <draw:connector draw:style-name="gr10" draw:text-style-name="P6" draw:layer="layout" draw:type="curve" svg:x1="8.326cm" svg:y1="13.035cm" svg:x2="5.9cm" svg:y2="14.25cm" draw:start-shape="id15" draw:start-glue-point="3" draw:end-shape="id16" svg:d="M8326 13035c-1819 0-607 1215-2426 1215" svg:viewBox="0 0 2427 12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5f_0" draw:display-name="Gradient_0" draw:style="linear" draw:start-color="#ffff00" draw:end-color="#e1e100" draw:start-intensity="100%" draw:end-intensity="100%" draw:angle="0" draw:border="0%"/>
    <draw:gradient draw:name="Gradient_5f_1" draw:display-name="Gradient_1" draw:style="linear" draw:start-color="#ffffff" draw:end-color="#f0f0f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30T09:48:20.543481692</dc:date>
    <meta:creation-date>2016-11-01T12:35:41Z</meta:creation-date>
    <meta:initial-creator>Dorn Gert (KSDK 41)</meta:initial-creator>
    <meta:generator>LibreOffice/5.1.6.2$Linux_X86_64 LibreOffice_project/10m0$Build-2</meta:generator>
    <meta:editing-duration>PT16M51S</meta:editing-duration>
    <meta:editing-cycles>2</meta:editing-cycles>
    <meta:document-statistic meta:object-count="204"/>
    <meta:template xlink:type="simple" xlink:actuate="onRequest" xlink:title="BSTORM_M.VST" xlink:href=""/>
  </office:meta>
</office:document-meta>
</file>